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RowMapper.BeanProperty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PropertyRowMapper.get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mapRow( ResultSet rs , int rowNumb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BeanPropertyRowMapper.newInstance( Class &lt; T &gt; mapp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suppressProperty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PropertyRowMapper.isPrimitivesDefaultedFor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isCheckFullyPopu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constructMappedInstance( ResultSet rs , TypeConverter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RowMapper.setConversionService( @ Nullable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BeanPropertyRowMapper( Class &lt; T &gt; mappedClass , boolean checkFullyPopul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PropertyRowMapper.initBeanWrapper( BeanWrapper b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PropertyRowMapper.BeanPropertyRowMapper( Class &lt; T &gt; mapp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setMappedClass( Class &lt; T &gt; mapped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PropertyRowMapper.getMapped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newInstance( Class &lt; T &gt; mappedClass , @ Nullable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PropertyRowMapper.setCheckFullyPopulated( boolean checkFullyPopul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getColumnValue( ResultSet rs , int index , Class &lt; ? &gt; para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getColumnValue( ResultSet rs , int index , PropertyDescriptor 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setPrimitivesDefaultedForNullValue( boolean primitivesDefaultedForNul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underscoreNam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PropertyRowMapper.lowerCas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RowMapper.initialize( Class &lt; T &gt; mapped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